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DC000004A20296E94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center" style:justify-single-word="false"/>
      <style:text-properties officeooo:paragraph-rsid="00281769"/>
    </style:style>
    <style:style style:name="P3" style:family="paragraph" style:parent-style-name="Standard">
      <style:paragraph-properties fo:text-align="start" style:justify-single-word="false"/>
      <style:text-properties officeooo:rsid="00184580" officeooo:paragraph-rsid="00281769"/>
    </style:style>
    <style:style style:name="P4" style:family="paragraph" style:parent-style-name="Standard">
      <style:paragraph-properties fo:text-align="start" style:justify-single-word="false"/>
      <style:text-properties officeooo:rsid="0011f8b5" officeooo:paragraph-rsid="00281769"/>
    </style:style>
    <style:style style:name="P5" style:family="paragraph" style:parent-style-name="Standard">
      <style:paragraph-properties fo:text-align="start" style:justify-single-word="false"/>
      <style:text-properties officeooo:paragraph-rsid="00281769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1f8b5" officeooo:paragraph-rsid="00281769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2bbf8" officeooo:paragraph-rsid="00281769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84580" officeooo:paragraph-rsid="00281769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officeooo:rsid="00100ec3"/>
    </style:style>
    <style:style style:name="T4" style:family="text">
      <style:text-properties officeooo:rsid="001657ac"/>
    </style:style>
    <style:style style:name="T5" style:family="text">
      <style:text-properties officeooo:rsid="00199bb2"/>
    </style:style>
    <style:style style:name="T6" style:family="text">
      <style:text-properties officeooo:rsid="0029c2b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6" style:data-style-name="N0">6</text:variable-set>: <text:span text:style-name="T3">Radioactive Decay</text:span></text:p>
      <text:p text:style-name="P2"/>
      <text:list xml:id="list814531617378407573" text:style-name="L1">
        <text:list-item>
          <text:p text:style-name="P6">A newly discovered element has a half-life of 30 minutes. <text:s/>If 10 kg of the element are produced, </text:p>
          <text:list>
            <text:list-item>
              <text:p text:style-name="P6">how much of the element will remain after 1 hour?</text:p>
            </text:list-item>
          </text:list>
        </text:list-item>
      </text:list>
      <text:p text:style-name="P5"/>
      <text:p text:style-name="P5"/>
      <text:p text:style-name="P4"/>
      <text:list xml:id="list72813468768723" text:continue-numbering="true" text:style-name="L1">
        <text:list-item>
          <text:list>
            <text:list-item>
              <text:p text:style-name="P6">How much of the element will remain after 2 hours?</text:p>
            </text:list-item>
          </text:list>
        </text:list-item>
      </text:list>
      <text:p text:style-name="P4"/>
      <text:p text:style-name="P4"/>
      <text:p text:style-name="P4"/>
      <text:list xml:id="list72812010794380" text:continue-numbering="true" text:style-name="L1">
        <text:list-item>
          <text:list>
            <text:list-item>
              <text:p text:style-name="P6">How much of the element will remain after 3.25 hours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2813353337099" text:continue-numbering="true" text:style-name="L1">
        <text:list-item>
          <text:p text:style-name="P7">Strontium-90 is produced in nuclear explosions. <text:s/><text:span text:style-name="T6">Scientists</text:span> estimate that 12 kg of strontium-90 remain in the desert from a nuclear test 60 years ago. <text:s/>How much strontium-90 was produced in the test?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72813267831174" text:continue-numbering="true" text:style-name="L1">
        <text:list-item>
          <text:p text:style-name="P6">A new piece of linen has 0.03 grams of carbon-14 in it. <text:s/>A piece of linen that was used to wrap a mummy in ancient egypt has only 0.017 grams of carbon-14. <text:s/>What is the age of the mummy?</text:p>
        </text:list-item>
      </text:list>
      <text:p text:style-name="P5"/>
      <text:p text:style-name="P5"/>
      <text:p text:style-name="P5"/>
      <text:p text:style-name="P5"/>
      <text:p text:style-name="P5"/>
      <text:p text:style-name="P4"/>
      <text:list xml:id="list72812237673211" text:continue-numbering="true" text:style-name="L1">
        <text:list-item>
          <text:p text:style-name="P6"><text:s/><text:span text:style-name="T4">An unknown isotope of an element is produced in a laboratory. <text:s/>Originally, 13 g of the material are produced. <text:s/>After one year, (365.24 days), 11.4189 g of the material remain. <text:s/>What element and isotope were produced?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72812667036131" text:continue-numbering="true" text:style-name="L1">
        <text:list-item>
          <text:p text:style-name="P6"><text:soft-page-break/>The Uranium-235 and Uranium-238 on the earth are assumed to have been formed in a supernova long before the earth was formed. <text:s/>Currently, only 0.72% of the uranium on earth is <text:span text:style-name="T2">235</text:span>U, while the remaining uranium is <text:span text:style-name="T2">238</text:span>U. <text:s/>If we assume that the two isotopes were created in equal portions during the supernova, how long ago did this supernova take place? <text:s/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72813378252803" text:continue-numbering="true" text:style-name="L1">
        <text:list-item>
          <text:p text:style-name="P8">The dinosaurs died approximately 65 million years ago. <text:s/>If a <text:span text:style-name="T5">dinosaur's</text:span> skeleton contained 1 kg of carbon-14 while it was alive, </text:p>
          <text:list>
            <text:list-item>
              <text:p text:style-name="P8">how much carbon-14 would be left today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72813351889223" text:continue-numbering="true" text:style-name="L1">
        <text:list-item>
          <text:list>
            <text:list-item>
              <text:p text:style-name="P8">Explain the problem with radiocarbon-dating of dinosaur bones. <text:s/>Propose a better way of determining the age of dinosaur bones. <text:s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style:text-position="super 58%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2374in" svg:y="-0.1811in" svg:width="0.7in" svg:height="0.55in" draw:z-index="1"><draw:image xlink:href="Pictures/10000000000005DC000004A20296E949.jpg" xlink:type="simple" xlink:show="embed" xlink:actuate="onLoad"/></draw:frame> <text:s text:c="12"/><text:span text:style-name="MT1">Name: <text:tab/><text:tab/></text:span><text:span text:style-name="MT1"><text:date style:data-style-name="N37" text:date-value="2016-05-16T07:28:11.705788811" text:date-adjust="PT24H00M00S">05/17/16</text:date></text:span></text:p>
      </style:header>
      <style:footer>
        <text:p text:style-name="MP1">1<text:span text:style-name="MT2">st</text:span> Nine Weeks<text:tab/><text:page-number text:select-page="current">2</text:page-number>/<text:page-count>2</text:page-count><text:tab/>Assignment <text:variable-get text:name="Assignment" style:data-style-name="N0">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07:19:38.657583997</meta:creation-date>
    <meta:editing-duration>PT1M57S</meta:editing-duration>
    <meta:editing-cycles>4</meta:editing-cycles>
    <meta:generator>LibreOffice/4.3.7.2$Linux_X86_64 LibreOffice_project/430$Build-2</meta:generator>
    <dc:date>2016-05-16T07:28:11.601518195</dc:date>
    <meta:document-statistic meta:table-count="0" meta:image-count="1" meta:object-count="0" meta:page-count="2" meta:paragraph-count="14" meta:word-count="286" meta:character-count="1613" meta:non-whitespace-character-count="1318"/>
  </office:meta>
</office:document-meta>
</file>